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re Franklin" svg:font-family="Libre Franklin" style:font-family-generic="system" style:font-pitch="variable"/>
    <style:font-face style:name="Helvetica" svg:font-family="Helvetica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0.1666in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0.1666in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Internetlink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DefaultParagraphFont" style:family="text">
      <style:text-properties style:font-name="Calibri" style:font-name-complex="Calibri"/>
    </style:style>
    <style:style style:name="P49" style:parent-style-name="Standard" style:family="paragraph">
      <style:paragraph-properties fo:line-height="0.1666in"/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Internetlink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line-height="0.1666in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Internetlink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line-height="0.1666in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ListParagraph" style:family="paragraph">
      <style:paragraph-properties fo:margin-top="0.1666in" fo:margin-bottom="0.1666in" fo:line-height="0.1666in"/>
    </style:style>
    <style:style style:name="T7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3" style:parent-style-name="ListParagraph" style:family="paragraph">
      <style:paragraph-properties fo:margin-top="0.1666in" fo:margin-bottom="0.1666in" fo:line-height="0.1666in"/>
    </style:style>
    <style:style style:name="T7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style:font-name-complex="Calibri"/>
    </style:style>
    <style:style style:name="P77" style:parent-style-name="ListParagraph" style:family="paragraph">
      <style:paragraph-properties fo:margin-top="0.1666in" fo:margin-bottom="0.1666in" fo:line-height="0.1666in"/>
    </style:style>
    <style:style style:name="T7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8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5" style:parent-style-name="Standard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8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8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2" style:parent-style-name="Standard" style:family="paragraph">
      <style:paragraph-properties fo:margin-top="0.1666in" fo:margin-bottom="0.1666in"/>
    </style:style>
    <style:style style:name="T9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96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97" style:parent-style-name="Heading3" style:family="paragraph">
      <style:paragraph-properties fo:margin-top="0.05in" fo:margin-bottom="0in" fo:background-color="#FFFFFF"/>
    </style:style>
    <style:style style:name="T98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99" style:parent-style-name="mw-headline" style:family="text">
      <style:text-properties style:font-name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T100" style:parent-style-name="mw-headline" style:family="text">
      <style:text-properties style:font-name="Calibri" style:font-name-complex="Calibri" fo:font-weight="bold" style:font-weight-asian="bold" style:font-weight-complex="bold" fo:color="#000000" fo:font-size="12pt" style:font-size-asian="12pt" style:font-size-complex="12pt" fo:language="en" fo:country="IN"/>
    </style:style>
    <style:style style:name="T101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0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6" style:parent-style-name="Standard" style:family="paragraph">
      <style:paragraph-properties fo:margin-top="0.1666in" fo:margin-bottom="0.1666in"/>
    </style:style>
    <style:style style:name="T10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9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Libre Franklin" style:font-name-asian="Times New Roman" style:font-name-complex="Times New Roman" fo:font-weight="bold" style:font-weight-asian="bold" style:font-weight-complex="bold" fo:color="#333333" fo:font-size="12pt" style:font-size-asian="12pt" style:font-size-complex="12pt" fo:language="en" fo:country="IN" style:language-asian="en" style:country-asian="IN" fo:hyphenate="true"/>
    </style:style>
    <style:style style:name="P110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Libre Franklin" style:font-name-asian="Times New Roman" style:font-name-complex="Times New Roman" fo:font-weight="bold" style:font-weight-asian="bold" style:font-weight-complex="bold" fo:color="#333333" fo:font-size="12pt" style:font-size-asian="12pt" style:font-size-complex="12pt" fo:language="en" fo:country="IN" style:language-asian="en" style:country-asian="IN" fo:hyphenate="true"/>
    </style:style>
    <style:style style:name="P111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Libre Franklin" style:font-name-asian="Times New Roman" style:font-name-complex="Times New Roman" fo:font-weight="bold" style:font-weight-asian="bold" style:font-weight-complex="bold" fo:color="#333333" fo:font-size="12pt" style:font-size-asian="12pt" style:font-size-complex="12pt" fo:language="en" fo:country="IN" style:language-asian="en" style:country-asian="IN" fo:hyphenate="true"/>
    </style:style>
    <style:style style:name="P112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Libre Franklin" style:font-name-asian="Times New Roman" style:font-name-complex="Times New Roman" fo:font-weight="bold" style:font-weight-asian="bold" style:font-weight-complex="bold" fo:color="#333333" fo:font-size="12pt" style:font-size-asian="12pt" style:font-size-complex="12pt" fo:language="en" fo:country="IN" style:language-asian="en" style:country-asian="IN" fo:hyphenate="true"/>
    </style:style>
    <style:style style:name="P113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Libre Franklin" style:font-name-asian="Times New Roman" style:font-name-complex="Times New Roman" fo:font-weight="bold" style:font-weight-asian="bold" style:font-weight-complex="bold" fo:color="#333333" fo:font-size="12pt" style:font-size-asian="12pt" style:font-size-complex="12pt" fo:language="en" fo:country="IN" style:language-asian="en" style:country-asian="IN" fo:hyphenate="true"/>
    </style:style>
    <style:style style:name="P114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Libre Franklin" style:font-name-asian="Times New Roman" style:font-name-complex="Times New Roman" fo:font-weight="bold" style:font-weight-asian="bold" style:font-weight-complex="bold" fo:color="#333333" fo:font-size="12pt" style:font-size-asian="12pt" style:font-size-complex="12pt" fo:language="en" fo:country="IN" style:language-asian="en" style:country-asian="IN" fo:hyphenate="true"/>
    </style:style>
    <style:style style:name="P115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Libre Franklin" style:font-name-asian="Times New Roman" style:font-name-complex="Times New Roman" fo:font-weight="bold" style:font-weight-asian="bold" style:font-weight-complex="bold" fo:color="#333333" fo:font-size="12pt" style:font-size-asian="12pt" style:font-size-complex="12pt" fo:language="en" fo:country="IN" style:language-asian="en" style:country-asian="IN" fo:hyphenate="true"/>
    </style:style>
    <style:style style:name="P116" style:parent-style-name="Standard" style:family="paragraph">
      <style:paragraph-properties fo:margin-top="0.1666in" fo:margin-bottom="0.1666in"/>
    </style:style>
    <style:style style:name="P11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1" style:parent-style-name="Standard" style:family="paragraph">
      <style:paragraph-properties fo:margin-top="0.1666in" fo:margin-bottom="0.1666in"/>
    </style:style>
    <style:style style:name="T12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4" style:parent-style-name="DefaultParagraphFont" style:family="text">
      <style:text-properties style:font-name="Calibri" style:font-name-complex="Calibri" fo:font-weight="bold" style:font-weight-asian="bold" style:font-weight-complex="bold" fo:color="#202122" fo:font-size="12pt" style:font-size-asian="12pt" style:font-size-complex="12pt" fo:background-color="#FFFFFF"/>
    </style:style>
    <style:style style:name="T125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P12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9" style:parent-style-name="Standard" style:family="paragraph">
      <style:paragraph-properties fo:margin-top="0.1666in" fo:margin-bottom="0.1666in"/>
    </style:style>
    <style:style style:name="T1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2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133" style:parent-style-name="DefaultParagraphFont" style:family="text">
      <style:text-properties style:font-name="Calibri" style:font-name-complex="Calibri" fo:font-weight="bold" style:font-weight-asian="bold" style:font-weight-complex="bold" fo:color="#202122" fo:font-size="12pt" style:font-size-asian="12pt" style:font-size-complex="12pt" fo:background-color="#FFFFFF"/>
    </style:style>
    <style:style style:name="T134" style:parent-style-name="DefaultParagraphFont" style:family="text">
      <style:text-properties style:font-name="Calibri" style:font-name-complex="Calibri" fo:font-weight="bold" style:font-weight-asian="bold" style:font-weight-complex="bold" fo:color="#202122" fo:font-size="12pt" style:font-size-asian="12pt" style:font-size-complex="12pt" fo:background-color="#FFFFFF" fo:language="en" fo:country="IN"/>
    </style:style>
    <style:style style:name="T135" style:parent-style-name="DefaultParagraphFont" style:family="text">
      <style:text-properties fo:color="#202122" fo:font-size="10.5pt" style:font-size-asian="10.5pt" style:font-size-complex="10.5pt" fo:background-color="#FFFFFF" fo:language="en" fo:country="IN"/>
    </style:style>
    <style:style style:name="P13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9" style:parent-style-name="Standard" style:family="paragraph">
      <style:paragraph-properties fo:margin-top="0.1666in" fo:margin-bottom="0.1666in"/>
    </style:style>
    <style:style style:name="T14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style:font-weight-complex="bold" fo:color="#333333" fo:font-size="12pt" style:font-size-asian="12pt" style:font-size-complex="12pt" fo:background-color="#FFFFFF"/>
    </style:style>
    <style:style style:name="P143" style:parent-style-name="Standard" style:family="paragraph">
      <style:paragraph-properties fo:margin-top="0.1666in" fo:margin-bottom="0.1666in"/>
    </style:style>
    <style:style style:name="T144" style:parent-style-name="DefaultParagraphFont" style:family="text">
      <style:text-properties style:font-name="Calibri" style:font-name-complex="Calibri" fo:font-weight="bold" style:font-weight-asian="bold" style:font-weight-complex="bold" fo:letter-spacing="-0.0013in" fo:font-size="12pt" style:font-size-asian="12pt" style:font-size-complex="12pt" fo:background-color="#FFFFFF"/>
    </style:style>
    <style:style style:name="P14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8" style:parent-style-name="Standard" style:family="paragraph">
      <style:paragraph-properties fo:margin-top="0.1666in" fo:margin-bottom="0.1666in"/>
    </style:style>
    <style:style style:name="T1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2" style:parent-style-name="Hyperlink" style:family="text">
      <style:text-properties style:font-name="Calibri" style:font-name-complex="Calibri" fo:font-weight="bold" style:font-weight-asian="bold" style:font-weight-complex="bold" style:use-window-font-color="true" fo:font-size="12pt" style:font-size-asian="12pt" style:font-size-complex="12pt" fo:background-color="#FFFFFF" style:text-underline-type="none"/>
    </style:style>
    <style:style style:name="T153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T154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 fo:language="en" fo:country="IN"/>
    </style:style>
    <style:style style:name="T15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 fo:language="en" fo:country="IN"/>
    </style:style>
    <style:style style:name="T156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 fo:language="en" fo:country="IN"/>
    </style:style>
    <style:style style:name="T157" style:parent-style-name="Hyperlink" style:family="text">
      <style:text-properties style:font-name="Calibri" style:font-name-complex="Calibri" fo:font-weight="bold" style:font-weight-asian="bold" style:font-weight-complex="bold" style:use-window-font-color="true" fo:font-size="12pt" style:font-size-asian="12pt" style:font-size-complex="12pt" fo:background-color="#FFFFFF" style:text-underline-type="none"/>
    </style:style>
    <style:style style:name="T158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159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T160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 fo:language="en" fo:country="IN"/>
    </style:style>
    <style:style style:name="T161" style:parent-style-name="Hyperlink" style:family="text">
      <style:text-properties style:font-name="Calibri" style:font-name-complex="Calibri" fo:font-weight="bold" style:font-weight-asian="bold" style:font-weight-complex="bold" style:use-window-font-color="true" fo:font-size="12pt" style:font-size-asian="12pt" style:font-size-complex="12pt" fo:background-color="#FFFFFF" style:text-underline-type="none"/>
    </style:style>
    <style:style style:name="T16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163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T164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 fo:language="en" fo:country="IN"/>
    </style:style>
    <style:style style:name="T16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T166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 fo:language="en" fo:country="IN"/>
    </style:style>
    <style:style style:name="T167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 fo:language="en" fo:country="IN"/>
    </style:style>
    <style:style style:name="P16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69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70" style:parent-style-name="Standard" style:family="paragraph">
      <style:paragraph-properties fo:break-before="page" fo:margin-top="0.1666in" fo:margin-bottom="0.1666in"/>
    </style:style>
    <style:style style:name="T17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7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7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5" style:parent-style-name="Standard" style:family="paragraph">
      <style:paragraph-properties fo:margin-top="0.1666in" fo:margin-bottom="0.1666in"/>
    </style:style>
    <style:style style:name="T17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78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7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2" style:parent-style-name="Standard" style:family="paragraph">
      <style:paragraph-properties fo:margin-top="0.1666in" fo:margin-bottom="0.1666in"/>
    </style:style>
    <style:style style:name="T1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1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0" style:parent-style-name="Standard" style:family="paragraph">
      <style:paragraph-properties fo:margin-top="0.1666in"/>
    </style:style>
    <style:style style:name="T1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2" style:parent-style-name="Standard" style:family="paragraph"/>
    <style:style style:name="T1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4" style:parent-style-name="Standard" style:family="paragraph"/>
    <style:style style:name="T1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6" style:parent-style-name="Standard" style:family="paragraph">
      <style:paragraph-properties fo:margin-bottom="0.1666in"/>
    </style:style>
    <style:style style:name="T1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8" style:parent-style-name="Standard" style:family="paragraph">
      <style:paragraph-properties fo:margin-top="0.1666in" fo:margin-bottom="0.1666in"/>
    </style:style>
    <style:style style:name="T1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1" style:parent-style-name="DefaultParagraphFont" style:family="text">
      <style:text-properties style:font-name="Libre Franklin" fo:color="#333333" fo:background-color="#FFFFFF"/>
    </style:style>
    <style:style style:name="T202" style:parent-style-name="DefaultParagraphFont" style:family="text">
      <style:text-properties style:font-name="Calibri" style:font-name-complex="Calibri" fo:font-weight="bold" style:font-weight-asian="bold" style:font-weight-complex="bold" fo:color="#333333" fo:font-size="12pt" style:font-size-asian="12pt" style:font-size-complex="12pt" fo:background-color="#FFFFFF"/>
    </style:style>
    <style:style style:name="T203" style:parent-style-name="Subtle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204" style:parent-style-name="DefaultParagraphFont" style:family="text">
      <style:text-properties style:font-name="Calibri" style:font-name-complex="Calibri" fo:font-weight="bold" style:font-weight-asian="bold" style:font-weight-complex="bold" fo:color="#333333" fo:font-size="12pt" style:font-size-asian="12pt" style:font-size-complex="12pt" fo:background-color="#FFFFFF"/>
    </style:style>
    <style:style style:name="P20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0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0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0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0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0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11" style:parent-style-name="Standard" style:family="paragraph">
      <style:paragraph-properties fo:break-before="page" fo:margin-top="0.1666in" fo:margin-bottom="0.1666in"/>
    </style:style>
    <style:style style:name="T2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1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6" style:parent-style-name="Standard" style:family="paragraph">
      <style:paragraph-properties fo:margin-top="0.1666in" fo:margin-bottom="0.1666in"/>
    </style:style>
    <style:style style:name="T2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9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220" style:parent-style-name="DefaultParagraphFont" style:family="text">
      <style:text-properties fo:font-weight="bold" style:font-weight-asian="bold" style:font-weight-complex="bold" fo:color="#202122" fo:font-size="10.5pt" style:font-size-asian="10.5pt" style:font-size-complex="10.5pt" fo:background-color="#FFFFFF"/>
    </style:style>
    <style:style style:name="T221" style:parent-style-name="DefaultParagraphFont" style:family="text">
      <style:text-properties fo:font-weight="bold" style:font-weight-asian="bold" style:font-weight-complex="bold" fo:color="#202122" fo:font-size="10.5pt" style:font-size-asian="10.5pt" style:font-size-complex="10.5pt" fo:background-color="#FFFFFF" fo:language="en" fo:country="IN"/>
    </style:style>
    <style:style style:name="T22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22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6" style:parent-style-name="Standard" style:family="paragraph">
      <style:paragraph-properties fo:margin-top="0.1666in" fo:margin-bottom="0.1666in"/>
    </style:style>
    <style:style style:name="T2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9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230" style:parent-style-name="DefaultParagraphFont" style:family="text">
      <style:text-properties fo:font-weight="bold" style:font-weight-asian="bold" style:font-weight-complex="bold" fo:color="#202122" fo:font-size="10.5pt" style:font-size-asian="10.5pt" style:font-size-complex="10.5pt" fo:background-color="#FFFFFF"/>
    </style:style>
    <style:style style:name="T231" style:parent-style-name="DefaultParagraphFont" style:family="text">
      <style:text-properties fo:font-weight="bold" style:font-weight-asian="bold" style:font-weight-complex="bold" fo:color="#202122" fo:font-size="10.5pt" style:font-size-asian="10.5pt" style:font-size-complex="10.5pt" fo:background-color="#FFFFFF" fo:language="en" fo:country="IN"/>
    </style:style>
    <style:style style:name="T23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23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/>
    </style:style>
    <style:style style:name="T2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39" style:parent-style-name="DefaultParagraphFont" style:family="text">
      <style:text-properties style:font-name="Libre Franklin" fo:color="#333333" fo:background-color="#FFFFFF"/>
    </style:style>
    <style:style style:name="T240" style:parent-style-name="DefaultParagraphFont" style:family="text">
      <style:text-properties style:font-name="Calibri" style:font-name-complex="Calibri" fo:font-weight="bold" style:font-weight-asian="bold" style:font-weight-complex="bold" fo:color="#333333" fo:font-size="12pt" style:font-size-asian="12pt" style:font-size-complex="12pt" fo:background-color="#FFFFFF" fo:language="en" fo:country="IN"/>
    </style:style>
    <style:style style:name="T241" style:parent-style-name="DefaultParagraphFont" style:family="text">
      <style:text-properties style:font-name="Calibri" style:font-name-complex="Calibri" fo:font-weight="bold" style:font-weight-asian="bold" style:font-weight-complex="bold" fo:color="#333333" fo:font-size="12pt" style:font-size-asian="12pt" style:font-size-complex="12pt" fo:background-color="#FFFFFF"/>
    </style:style>
    <style:style style:name="T242" style:parent-style-name="DefaultParagraphFont" style:family="text">
      <style:text-properties style:font-name="Calibri" style:font-name-complex="Calibri" fo:font-weight="bold" style:font-weight-asian="bold" style:font-weight-complex="bold" fo:color="#333333" fo:font-size="12pt" style:font-size-asian="12pt" style:font-size-complex="12pt" fo:background-color="#FFFFFF" fo:language="en" fo:country="IN"/>
    </style:style>
    <style:style style:name="T243" style:parent-style-name="DefaultParagraphFont" style:family="text">
      <style:text-properties style:font-name="Calibri" style:font-name-complex="Calibri" fo:font-weight="bold" style:font-weight-asian="bold" style:font-weight-complex="bold" fo:color="#333333" fo:font-size="12pt" style:font-size-asian="12pt" style:font-size-complex="12pt" fo:background-color="#FFFFFF"/>
    </style:style>
    <style:style style:name="P24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8" style:parent-style-name="Standard" style:family="paragraph">
      <style:paragraph-properties fo:margin-top="0.1666in" fo:margin-bottom="0.1666in"/>
    </style:style>
    <style:style style:name="T2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1" style:parent-style-name="DefaultParagraphFont" style:family="text">
      <style:text-properties style:font-name="Libre Franklin" fo:color="#333333" fo:background-color="#FFFFFF"/>
    </style:style>
    <style:style style:name="T252" style:parent-style-name="DefaultParagraphFont" style:family="text">
      <style:text-properties style:font-name="Libre Franklin" fo:color="#333333" fo:background-color="#FFFFFF"/>
    </style:style>
    <style:style style:name="T253" style:parent-style-name="DefaultParagraphFont" style:family="text">
      <style:text-properties style:font-name="Calibri" style:font-name-complex="Calibri" fo:font-weight="bold" style:font-weight-asian="bold" style:font-weight-complex="bold" fo:color="#333333" fo:font-size="12pt" style:font-size-asian="12pt" style:font-size-complex="12pt" fo:background-color="#FFFFFF"/>
    </style:style>
    <style:style style:name="P25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5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7" style:parent-style-name="Standard" style:family="paragraph">
      <style:paragraph-properties fo:margin-top="0.1666in" fo:margin-bottom="0.1666in"/>
    </style:style>
    <style:style style:name="T25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0" style:parent-style-name="Standard" style:family="paragraph">
      <style:paragraph-properties fo:margin-top="0.1666in" fo:margin-bottom="0.1666in"/>
    </style:style>
    <style:style style:name="T261" style:parent-style-name="Hyperlink" style:family="text">
      <style:text-properties style:font-name="Calibri" style:font-name-complex="Calibri" fo:font-weight="bold" style:font-weight-asian="bold" style:font-weight-complex="bold" style:use-window-font-color="true" fo:font-size="12pt" style:font-size-asian="12pt" style:font-size-complex="12pt" fo:background-color="#FFFFFF" style:text-underline-type="none"/>
    </style:style>
    <style:style style:name="T26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26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26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26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26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26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1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72" style:parent-style-name="Standard" style:family="paragraph">
      <style:paragraph-properties fo:break-before="page" fo:margin-top="0.1666in" fo:margin-bottom="0.1666in"/>
    </style:style>
    <style:style style:name="T27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7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7" style:parent-style-name="Standard" style:family="paragraph">
      <style:paragraph-properties fo:margin-top="0.1666in" fo:margin-bottom="0.1666in"/>
    </style:style>
    <style:style style:name="T27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0" style:parent-style-name="DefaultParagraphFont" style:family="text">
      <style:text-properties style:font-name="Libre Franklin" fo:color="#333333" fo:background-color="#FFFFFF"/>
    </style:style>
    <style:style style:name="T281" style:parent-style-name="DefaultParagraphFont" style:family="text">
      <style:text-properties style:font-name="Calibri" style:font-name-complex="Calibri" fo:font-weight="bold" style:font-weight-asian="bold" style:font-weight-complex="bold" fo:color="#333333" fo:font-size="12pt" style:font-size-asian="12pt" style:font-size-complex="12pt" fo:background-color="#FFFFFF"/>
    </style:style>
    <style:style style:name="P28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5" style:parent-style-name="Standard" style:family="paragraph">
      <style:paragraph-properties fo:margin-top="0.1666in" fo:margin-bottom="0.1666in"/>
    </style:style>
    <style:style style:name="T2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8" style:parent-style-name="DefaultParagraphFont" style:family="text">
      <style:text-properties style:font-name="Libre Franklin" fo:color="#333333" fo:background-color="#FFFFFF"/>
    </style:style>
    <style:style style:name="T289" style:parent-style-name="DefaultParagraphFont" style:family="text">
      <style:text-properties style:font-name="Calibri" style:font-name-complex="Calibri" fo:font-weight="bold" style:font-weight-asian="bold" style:font-weight-complex="bold" fo:color="#333333" fo:font-size="12pt" style:font-size-asian="12pt" style:font-size-complex="12pt" fo:background-color="#FFFFFF"/>
    </style:style>
    <style:style style:name="P29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9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3" style:parent-style-name="Standard" style:family="paragraph">
      <style:paragraph-properties fo:margin-top="0.1666in" fo:margin-bottom="0.1666in"/>
    </style:style>
    <style:style style:name="T29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6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297" style:parent-style-name="Standard" style:family="paragraph">
      <style:paragraph-properties fo:margin-top="0.1666in" fo:margin-bottom="0.1666in"/>
      <style:text-properties fo:language="en" fo:country="IN"/>
    </style:style>
    <style:style style:name="P29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2" style:parent-style-name="Standard" style:family="paragraph">
      <style:paragraph-properties fo:margin-top="0.1666in" fo:margin-bottom="0.1666in"/>
    </style:style>
    <style:style style:name="T3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5" style:parent-style-name="DefaultParagraphFont" style:family="text">
      <style:text-properties fo:color="#000000" fo:font-size="13pt" style:font-size-asian="13pt" style:font-size-complex="13pt"/>
    </style:style>
    <style:style style:name="T306" style:parent-style-name="DefaultParagraphFont" style:family="text">
      <style:text-properties style:font-name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T307" style:parent-style-name="DefaultParagraphFont" style:family="text">
      <style:text-properties style:font-name="Calibri" style:font-name-complex="Calibri" fo:font-weight="bold" style:font-weight-asian="bold" style:font-weight-complex="bold" fo:color="#000000" fo:font-size="12pt" style:font-size-asian="12pt" style:font-size-complex="12pt" fo:language="en" fo:country="IN"/>
    </style:style>
    <style:style style:name="T308" style:parent-style-name="DefaultParagraphFont" style:family="text">
      <style:text-properties style:font-name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P30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7" style:parent-style-name="Standard" style:family="paragraph">
      <style:paragraph-properties fo:break-before="page"/>
    </style:style>
    <style:style style:name="T31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19" style:parent-style-name="Standard" style:family="paragraph">
      <style:paragraph-properties fo:margin-top="0.1666in" fo:margin-bottom="0.1666in"/>
    </style:style>
    <style:style style:name="T3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2" style:parent-style-name="Standard" style:family="paragraph">
      <style:paragraph-properties fo:margin-top="0.1666in" fo:margin-bottom="0.1666in"/>
    </style:style>
    <style:style style:name="T32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32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9" style:parent-style-name="Standard" style:family="paragraph">
      <style:paragraph-properties fo:margin-top="0.1666in" fo:margin-bottom="0.1666in"/>
    </style:style>
    <style:style style:name="T3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33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P33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7" style:parent-style-name="Standard" style:family="paragraph">
      <style:paragraph-properties fo:margin-top="0.1666in" fo:margin-bottom="0.1666in"/>
    </style:style>
    <style:style style:name="T33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0" style:parent-style-name="DefaultParagraphFont" style:family="text">
      <style:text-properties style:font-name="Helvetica" fo:color="#000000" fo:letter-spacing="-0.0013in" fo:font-size="14.5pt" style:font-size-asian="14.5pt" style:font-size-complex="14.5pt" fo:background-color="#FFFFFF"/>
    </style:style>
    <style:style style:name="T341" style:parent-style-name="DefaultParagraphFont" style:family="text">
      <style:text-properties style:font-name="Calibri" style:font-name-complex="Calibri" fo:color="#000000" fo:letter-spacing="-0.0013in" fo:font-size="12pt" style:font-size-asian="12pt" style:font-size-complex="12pt" fo:background-color="#FFFFFF"/>
    </style:style>
    <style:style style:name="P34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6" style:parent-style-name="Standard" style:family="paragraph">
      <style:paragraph-properties fo:margin-top="0.1666in" fo:margin-bottom="0.1666in"/>
    </style:style>
    <style:style style:name="T34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9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T350" style:parent-style-name="Hyperlink" style:family="text">
      <style:text-properties style:font-name="Calibri" style:font-name-complex="Calibri" fo:font-weight="bold" style:font-weight-asian="bold" style:font-weight-complex="bold" style:use-window-font-color="true" fo:font-size="12pt" style:font-size-asian="12pt" style:font-size-complex="12pt" fo:background-color="#FFFFFF"/>
    </style:style>
    <style:style style:name="T351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P35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0" style:parent-style-name="Standard" style:family="paragraph">
      <style:paragraph-properties fo:margin-top="0.1666in" fo:margin-bottom="0.1666in"/>
    </style:style>
    <style:style style:name="T36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6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5" style:parent-style-name="Standard" style:family="paragraph">
      <style:paragraph-properties fo:margin-top="0.1666in" fo:margin-bottom="0.1666in"/>
    </style:style>
    <style:style style:name="T3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8" style:parent-style-name="Standard" style:family="paragraph">
      <style:paragraph-properties fo:margin-top="0.1666in" fo:margin-bottom="0.1666in"/>
    </style:style>
    <style:style style:name="T369" style:parent-style-name="Strong" style:family="text">
      <style:text-properties style:font-name="Calibri" style:font-name-complex="Calibri" fo:color="#111516" fo:font-size="12pt" style:font-size-asian="12pt" style:font-size-complex="12pt" fo:background-color="#FFFFFF"/>
    </style:style>
    <style:style style:name="P370" style:parent-style-name="Standard" style:family="paragraph">
      <style:paragraph-properties fo:margin-top="0.1666in" fo:margin-bottom="0.1666in"/>
    </style:style>
    <style:style style:name="T371" style:parent-style-name="Strong" style:family="text">
      <style:text-properties style:font-name="Calibri" style:font-name-complex="Calibri" fo:color="#111516" fo:font-size="12pt" style:font-size-asian="12pt" style:font-size-complex="12pt" fo:background-color="#FFFFFF"/>
    </style:style>
    <style:style style:name="P372" style:parent-style-name="Standard" style:family="paragraph">
      <style:paragraph-properties fo:margin-top="0.1666in" fo:margin-bottom="0.1666in"/>
    </style:style>
    <style:style style:name="T373" style:parent-style-name="Strong" style:family="text">
      <style:text-properties style:font-name="Calibri" style:font-name-complex="Calibri" fo:color="#111516" fo:font-size="12pt" style:font-size-asian="12pt" style:font-size-complex="12pt" fo:background-color="#FFFFFF"/>
    </style:style>
    <style:style style:name="P374" style:parent-style-name="Standard" style:family="paragraph">
      <style:paragraph-properties fo:margin-top="0.1666in" fo:margin-bottom="0.1666in"/>
    </style:style>
    <style:style style:name="T375" style:parent-style-name="Strong" style:family="text">
      <style:text-properties style:font-name="Calibri" style:font-name-complex="Calibri" fo:color="#111516" fo:font-size="12pt" style:font-size-asian="12pt" style:font-size-complex="12pt" fo:background-color="#FFFFFF"/>
    </style:style>
    <style:style style:name="P376" style:parent-style-name="Standard" style:family="paragraph">
      <style:paragraph-properties fo:margin-top="0.1666in" fo:margin-bottom="0.1666in"/>
    </style:style>
    <style:style style:name="P37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7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0" style:parent-style-name="Standard" style:family="paragraph">
      <style:paragraph-properties fo:margin-top="0.1666in" fo:margin-bottom="0.1666in"/>
    </style:style>
    <style:style style:name="T38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3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384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385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T386" style:parent-style-name="Hyperlink" style:family="text">
      <style:text-properties style:font-name="Calibri" style:font-name-complex="Calibri" fo:font-weight="bold" style:font-weight-asian="bold" style:font-weight-complex="bold" style:use-window-font-color="true" fo:font-size="12pt" style:font-size-asian="12pt" style:font-size-complex="12pt" fo:background-color="#FFFFFF"/>
    </style:style>
    <style:style style:name="T387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P38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8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1" style:parent-style-name="Standard" style:family="paragraph">
      <style:paragraph-properties fo:margin-top="0.1666in" fo:margin-bottom="0.1666in"/>
    </style:style>
    <style:style style:name="T39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4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39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9" style:parent-style-name="Standard" style:family="paragraph">
      <style:paragraph-properties fo:margin-top="0.1666in" fo:margin-bottom="0.1666in"/>
    </style:style>
    <style:style style:name="T40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2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T403" style:parent-style-name="DefaultParagraphFont" style:family="text">
      <style:text-properties style:font-name="Calibri" style:font-name-complex="Calibri" fo:font-weight="bold" style:font-weight-asian="bold" style:font-weight-complex="bold" fo:font-size="12pt" style:font-size-asian="12pt" style:font-size-complex="12pt" fo:language="en" fo:country="IN"/>
    </style:style>
    <style:style style:name="P40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0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06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407" style:parent-style-name="Standard" style:family="paragraph">
      <style:paragraph-properties fo:break-before="page" fo:margin-top="0.1666in" fo:margin-bottom="0.1666in"/>
    </style:style>
    <style:style style:name="T4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40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12" style:parent-style-name="Standard" style:family="paragraph">
      <style:paragraph-properties fo:margin-top="0.1666in" fo:margin-bottom="0.1666in"/>
    </style:style>
    <style:style style:name="T4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5" style:parent-style-name="DefaultParagraphFont" style:family="text">
      <style:text-properties style:font-name="Open Sans" style:font-name-complex="Open Sans" fo:color="#404040" fo:font-size="11.5pt" style:font-size-asian="11.5pt" style:font-size-complex="11.5pt" fo:background-color="#FFFFFF"/>
    </style:style>
    <style:style style:name="T416" style:parent-style-name="DefaultParagraphFont" style:family="text">
      <style:text-properties style:font-name="Calibri" style:font-name-complex="Calibri" fo:font-weight="bold" style:font-weight-asian="bold" style:font-weight-complex="bold" fo:color="#404040" fo:font-size="12pt" style:font-size-asian="12pt" style:font-size-complex="12pt" fo:background-color="#FFFFFF"/>
    </style:style>
    <style:style style:name="T417" style:parent-style-name="DefaultParagraphFont" style:family="text">
      <style:text-properties style:font-name="Calibri" style:font-name-complex="Calibri" fo:font-weight="bold" style:font-weight-asian="bold" style:font-weight-complex="bold" fo:color="#404040" fo:font-size="12pt" style:font-size-asian="12pt" style:font-size-complex="12pt" fo:background-color="#FFFFFF" fo:language="en" fo:country="IN"/>
    </style:style>
    <style:style style:name="T418" style:parent-style-name="DefaultParagraphFont" style:family="text">
      <style:text-properties style:font-name="Calibri" style:font-name-complex="Calibri" fo:color="#404040" fo:font-size="12pt" style:font-size-asian="12pt" style:font-size-complex="12pt" fo:background-color="#FFFFFF"/>
    </style:style>
    <style:style style:name="P41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23" style:parent-style-name="Standard" style:family="paragraph">
      <style:paragraph-properties fo:margin-top="0.1666in" fo:margin-bottom="0.1666in"/>
    </style:style>
    <style:style style:name="T4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26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fo:font-weight="bold" style:font-weight-asian="bold" style:font-weight-complex="bold" fo:color="#333333" fo:font-size="12pt" style:font-size-asian="12pt" style:font-size-complex="12pt" fo:language="en" fo:country="IN" style:language-asian="en" style:country-asian="IN" fo:hyphenate="true"/>
    </style:style>
    <style:style style:name="P427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fo:font-weight="bold" style:font-weight-asian="bold" style:font-weight-complex="bold" fo:color="#333333" fo:font-size="12pt" style:font-size-asian="12pt" style:font-size-complex="12pt" fo:language="en" fo:country="IN" style:language-asian="en" style:country-asian="IN" fo:hyphenate="true"/>
    </style:style>
    <style:style style:name="P428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Calibri" style:font-name-asian="Times New Roman" style:font-name-complex="Calibri" fo:font-weight="bold" style:font-weight-asian="bold" style:font-weight-complex="bold" fo:color="#333333" fo:font-size="12pt" style:font-size-asian="12pt" style:font-size-complex="12pt" fo:language="en" fo:country="IN" style:language-asian="en" style:country-asian="IN" fo:hyphenate="true"/>
    </style:style>
    <style:style style:name="P429" style:parent-style-name="Standard" style:family="paragraph">
      <style:paragraph-properties fo:margin-top="0.1666in" fo:margin-bottom="0.1666in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.in/menu-list</text:span></text:a><text:span text:style-name="T33"><text:line-break/></text:span></text:p>
        </text:list-item>
        <text:list-item>
          <text:p text:style-name="P34"><text:span text:style-name="T35">Starbucks CP, New Delhi men</text:span><text:span text:style-name="T36">u:<text:s/></text:span><text:a xlink:href="https://magicpin.in/New-Delhi/Connaught-Place-(Cp)/Restaurant/Starbucks/store/1217/menu/" office:target-frame-name="_top" xlink:show="replace"><text:span text:style-name="T37">https://magicpin.in/New-Delhi/Connaught-Place-(Cp)/Restaurant/Starbucks/store/1217/menu/</text:span></text:a><text:span text:style-name="T38"><text:line-break/></text:span></text:p>
        </text:list-item>
        <text:list-item>
          <text:p text:style-name="P39"><text:span text:style-name="T40">Starbucks Corporation’s Marketing Mix (4Ps) Analysis (201</text:span><text:span text:style-name="T41">9):<text:s/></text:span><text:a xlink:href="http://panmore.com/starbucks-coffee-marketing-mix-4ps-analysis" office:target-frame-name="_top" xlink:show="replace"><text:span text:style-name="T42">http://panmore.com/starbucks-coffee-marketing-mix-4ps-analysis</text:span></text:a><text:span text:style-name="T43"><text:line-break/></text:span></text:p>
        </text:list-item>
        <text:list-item>
          <text:p text:style-name="P44"><text:span text:style-name="T45">Starbucks India Marketing Strategy (2016):<text:s/></text:span><text:a xlink:href="https://www.slideshare.net/Rjrockzcool/starbucks-india-marketing-strategy" office:target-frame-name="_top" xlink:show="replace"><text:span text:style-name="T46">https://www.slideshare.net/Rjrockzcool/starbucks-india-marketing-strategy</text:span></text:a><text:span text:style-name="T47"><text:s/></text:span><text:span text:style-name="T48"><text:line-break/></text:span></text:p>
        </text:list-item>
        <text:list-item>
          <text:p text:style-name="P49"><text:span text:style-name="T50">Entry of Starbucks in Indian Market (2016):<text:s/></text:span><text:a xlink:href="https://www.researchgate.net/publication/316600552_Case_Study-_Entry_of_Starbucks_in_Indian_Market" office:target-frame-name="_top" xlink:show="replace"><text:span text:style-name="T51">https://www.researchgate.net/publication/316600552_Case_Study-_Entry_of_Starbucks_in_Indian_Market</text:span></text:a><text:span text:style-name="T52"><text:line-break/></text:span></text:p>
        </text:list-item>
        <text:list-item>
          <text:p text:style-name="P53"><text:span text:style-name="T54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5">https://www.semanticscholar.org/paper/Starbucks-Marketing-Analysis-Katerina/1d21b5743764f3196cddcb95925059695dad6eeb</text:span></text:a><text:span text:style-name="T56"><text:line-break/></text:span></text:p>
        </text:list-item>
        <text:list-item>
          <text:p text:style-name="P57"><text:span text:style-name="T58">Strate</text:span><text:span text:style-name="T59">gic Marketing: A Case Study of Starbucks (2015):<text:s/></text:span><text:a xlink:href="https://www.slideshare.net/YeeJieNg/bumkt6923grouppresentation" office:target-frame-name="_top" xlink:show="replace"><text:span text:style-name="T60">https://www.slideshare.net/YeeJieNg/bumkt6923grouppresentation</text:span></text:a><text:span text:style-name="T61"><text:line-break/></text:span></text:p>
        </text:list-item>
        <text:list-item>
          <text:p text:style-name="P62"><text:span text:style-name="T63">Strategic Analysis of Starbucks Corporation (2014):<text:s/></text:span><text:a xlink:href="https://scholar.harvard.edu/files/nithingeereddy/files/starbucks_case_analysis.pdf" office:target-frame-name="_top" xlink:show="replace"><text:span text:style-name="T64">https://scholar.harvard.edu/files/nithingeereddy/files/starbucks_case_analysis.pdf</text:span></text:a><text:span text:style-name="T65"><text:line-break/></text:span></text:p>
        </text:list-item>
        <text:list-item>
          <text:p text:style-name="P66"><text:span text:style-name="T67">Other links:</text:span></text:p>
        </text:list-item>
      </text:list>
      <text:list text:style-name="WWNum3">
        <text:list-item>
          <text:p text:style-name="P68"><text:a xlink:href="http://science.knote.com/2014/10/28/starbucks-productivity-secrets/" office:target-frame-name="_top" xlink:show="replace"><text:span text:style-name="T69">http://science.knote.com/2014/10/28/starbucks-productivity-secrets/</text:span></text:a></text:p>
        </text:list-item>
        <text:list-item>
          <text:p text:style-name="P70"><text:a xlink:href="http://panmore.com/starbucks-coffee-operations-management-10-decisions-areas-productivity" office:target-frame-name="_top" xlink:show="replace"><text:span text:style-name="T71">http://panmore.com/starbucks-coffee-operations-management-10-decis</text:span><text:span text:style-name="T72">ions-areas-productivity</text:span></text:a></text:p>
        </text:list-item>
        <text:list-item>
          <text:p text:style-name="P73"><text:a xlink:href="https://www.businessinsider.in/retail/5-ways-Starbucks-entices-you-to-spend-more-money/articleshow/46239542.cms" office:target-frame-name="_top" xlink:show="replace"><text:span text:style-name="T74">https://www.businessinsider.in/retail/5-ways-Starbucks-entices-you-to-spend-more-money/articleshow/4623</text:span><text:span text:style-name="T75">9542.cms</text:span></text:a><text:span text:style-name="T76"><text:s text:c="2"/></text:span></text:p>
        </text:list-item>
        <text:list-item>
          <text:p text:style-name="P77"><text:a xlink:href="https://www.business-standard.com/article/companies/starbucks-steps-up-its-india-game-116020301281_1.html" office:target-frame-name="_top" xlink:show="replace"><text:span text:style-name="T78">https://www.business-standard.com/article/companies/starbucks-steps-up-its-india-game-116020301281_1.html</text:span></text:a></text:p>
        </text:list-item>
      </text:list>
      <text:soft-page-break/>
      <text:p text:style-name="P79"><text:span text:style-name="T80">Questions on Pro</text:span><text:span text:style-name="T81">duct</text:span></text:p>
      <text:p text:style-name="P82"><text:span text:style-name="T83">Q1:</text:span><text:span text:style-name="T84"><text:s/>What is the core product of Starbucks?</text:span></text:p>
      <text:p text:style-name="P85"><text:span text:style-name="T86">A1:</text:span><text:span text:style-name="T87"><text:s/>------------</text:span><text:span text:style-name="T88">Coffee</text:span></text:p>
      <text:p text:style-name="P89"><text:span text:style-name="T90">Q2:</text:span><text:span text:style-name="T91"><text:s/>What are the actual and augmented products of Starbucks?</text:span></text:p>
      <text:p text:style-name="P92"><text:span text:style-name="T93">A2:</text:span><text:span text:style-name="T94"><text:s/>------------</text:span><text:span text:style-name="T95">actual products- Coffee, Juice, Non-alcoholic beverages</text:span><text:span text:style-name="T96"><text:s/>etc</text:span></text:p>
      <text:h text:style-name="P97" text:outline-level="3"><text:span text:style-name="T98"><text:s text:c="23"/>Augmented Products-<text:s/></text:span><text:span text:style-name="T99">Electricity and Wi-Fi</text:span><text:span text:style-name="T100">, music, lighting, gift cards<text:s/></text:span><text:span text:style-name="T101"><text:s/></text:span></text:h>
      <text:p text:style-name="P102"><text:span text:style-name="T103">Q</text:span><text:span text:style-name="T104">3:</text:span><text:span text:style-name="T105"><text:s/>What are the various product categories offered by Starbucks?</text:span></text:p>
      <text:p text:style-name="P106"><text:span text:style-name="T107">A3:</text:span><text:span text:style-name="T108"><text:s/>-------------</text:span></text:p>
      <text:list text:style-name="LFO10" text:continue-numbering="true">
        <text:list-item>
          <text:p text:style-name="P109">Coffee</text:p>
        </text:list-item>
        <text:list-item>
          <text:p text:style-name="P110">Tea</text:p>
        </text:list-item>
        <text:list-item>
          <text:p text:style-name="P111">Baked goods</text:p>
        </text:list-item>
        <text:list-item>
          <text:p text:style-name="P112">Frappuccino</text:p>
        </text:list-item>
        <text:list-item>
          <text:p text:style-name="P113">Smoothies</text:p>
        </text:list-item>
        <text:list-item>
          <text:p text:style-name="P114">Other foods and beverages</text:p>
        </text:list-item>
        <text:list-item>
          <text:p text:style-name="P115">Merchandise (mugs, instant coffee, etc.)</text:p>
        </text:list-item>
      </text:list>
      <text:p text:style-name="P116"/>
      <text:p text:style-name="P117"><text:span text:style-name="T118">Q4:</text:span><text:span text:style-name="T119"><text:s/>How has Starbucks adapted</text:span><text:span text:style-name="T120"><text:s/>its product offering to suit the Indian market?</text:span></text:p>
      <text:p text:style-name="P121"><text:span text:style-name="T122">A4:</text:span><text:span text:style-name="T123"><text:s/>-----------</text:span><text:span text:style-name="T124">Apart from the usual products offered internationally, Starbucks in India has some Indian-style product offerings such as Tandoori Paneer Roll, Chocolate Rossomalai Mousse, Malai Chom Chom Tiramisu, Elaichi Mewa Croissant, Chicken Kathi Roll and Murg Tikka Panini to suit Indian customers</text:span><text:span text:style-name="T125">.</text:span></text:p>
      <text:p text:style-name="P126"><text:span text:style-name="T127">Q5:</text:span><text:span text:style-name="T128"><text:s/>How has Starbucks introduced healthy products in its range?</text:span></text:p>
      <text:p text:style-name="P129"><text:span text:style-name="T130">A5:</text:span><text:span text:style-name="T131"><text:s/>------------</text:span><text:span text:style-name="T132"> </text:span><text:span text:style-name="T133">coffee and farmer equity (C.A.F.E.) program</text:span><text:span text:style-name="T134"><text:s/>to buy best quality coffee beans directly from farmers</text:span><text:span text:style-name="T135"><text:s/></text:span></text:p>
      <text:p text:style-name="P136"><text:span text:style-name="T137">Q6:</text:span><text:span text:style-name="T138"><text:s/>Mention an innovation by Starbucks with regard to an existing product.</text:span></text:p>
      <text:p text:style-name="P139"><text:span text:style-name="T140">A6:</text:span><text:span text:style-name="T141"><text:s/>---------------</text:span></text:p>
      <text:list text:style-name="LFO11" text:continue-numbering="true">
        <text:list-item>
          <text:p text:style-name="P142">the company added the Frappuccino line<text:s/></text:p>
        </text:list-item>
        <text:list-item>
          <text:p text:style-name="P143"><text:span text:style-name="T144">launch of new products such as Starbucks VIA® Ready Brew, Starbucks® Blonde Roast Coffees and customizable Frappuccino are great examples </text:span></text:p>
        </text:list-item>
      </text:list>
      <text:soft-page-break/>
      <text:p text:style-name="P145"><text:span text:style-name="T146">Q7:</text:span><text:span text:style-name="T147"><text:s/>What are some partnerships that Starbucks has entered, from the point of view of product?</text:span></text:p>
      <text:p text:style-name="P148"><text:span text:style-name="T149">A</text:span><text:span text:style-name="T150">7:</text:span><text:span text:style-name="T151"><text:s/>--------------</text:span><text:a office:title="Tazo" xlink:href="https://en.wikipedia.org/wiki/Tazo" office:target-frame-name="_top" xlink:show="replace"><text:span text:style-name="T152">Tazo</text:span></text:a><text:span text:style-name="T153"> brand</text:span><text:span text:style-name="T154">(Tea</text:span><text:span text:style-name="T155">)</text:span><text:span text:style-name="T156"><text:s text:c="2"/></text:span><text:a office:title="Evolution Fresh" xlink:href="https://en.wikipedia.org/wiki/Evolution_Fresh" office:target-frame-name="_top" xlink:show="replace"><text:span text:style-name="T157">Evolution Fresh</text:span></text:a><text:span text:style-name="T158">(Juice)</text:span><text:span text:style-name="T159"> </text:span><text:span text:style-name="T160"><text:s/></text:span><text:a office:title="Ethos water" xlink:href="https://en.wikipedia.org/wiki/Ethos_water" office:target-frame-name="_top" xlink:show="replace"><text:span text:style-name="T161">Ethos water</text:span></text:a><text:span text:style-name="T162">(drinking water)</text:span><text:span text:style-name="T163">, Nestle SA</text:span><text:span text:style-name="T164">(</text:span><text:span text:style-name="T165">non-dairy creamers</text:span><text:span text:style-name="T166">)</text:span><text:span text:style-name="T167"><text:s/>Pepsico.inc (iced products)</text:span></text:p>
      <text:p text:style-name="P168"/>
      <text:p text:style-name="P169"/>
      <text:soft-page-break/>
      <text:p text:style-name="P170"><text:span text:style-name="T171">Questions on Price</text:span></text:p>
      <text:p text:style-name="P172"><text:span text:style-name="T173">Q1:</text:span><text:span text:style-name="T174"><text:s/>What is the most expensive coffee that Starbucks in CP sells?</text:span></text:p>
      <text:p text:style-name="P175"><text:span text:style-name="T176">A1:</text:span><text:span text:style-name="T177"><text:s/>---------</text:span><text:span text:style-name="T178">velvet vanilla Latte</text:span></text:p>
      <text:p text:style-name="P179"><text:span text:style-name="T180">Q2:</text:span><text:span text:style-name="T181"><text:s text:c="2"/>What is the least expensive coffee that Starbucks in CP sells?</text:span></text:p>
      <text:p text:style-name="P182"><text:span text:style-name="T183">A2:</text:span><text:span text:style-name="T184"><text:s/>------------</text:span><text:span text:style-name="T185">Coffee Latte</text:span></text:p>
      <text:p text:style-name="P186"><text:span text:style-name="T187">Q3:</text:span><text:span text:style-name="T188"><text:s/>Which of the following pricing strategies does Sta</text:span><text:span text:style-name="T189">rbucks follow? Justify your answer.</text:span></text:p>
      <text:list text:style-name="WWNum2">
        <text:list-item>
          <text:p text:style-name="P190"><text:span text:style-name="T191">Economy pricing strategy</text:span></text:p>
        </text:list-item>
        <text:list-item>
          <text:p text:style-name="P192"><text:span text:style-name="T193">Penetration pricing strategy</text:span></text:p>
        </text:list-item>
        <text:list-item>
          <text:p text:style-name="P194"><text:span text:style-name="T195">Skimming pricing strategy</text:span></text:p>
        </text:list-item>
        <text:list-item>
          <text:p text:style-name="P196"><text:span text:style-name="T197">Premium pricing strategy</text:span></text:p>
        </text:list-item>
      </text:list>
      <text:p text:style-name="P198"><text:span text:style-name="T199">A3:</text:span><text:span text:style-name="T200"><text:s/>-------------------------------------------------</text:span><text:span text:style-name="T201"><text:s/></text:span><text:span text:style-name="T202">Starbucks<text:s/></text:span><text:span text:style-name="T203">uses a premium pricing strategy</text:span><text:span text:style-name="T204">. this pricing strategy takes advantage of the behavioral tendency of people to purchase more expensive products on the basis of the perceived correlation between high price and high value</text:span></text:p>
      <text:p text:style-name="P205"/>
      <text:p text:style-name="P206"/>
      <text:p text:style-name="P207"/>
      <text:p text:style-name="P208"/>
      <text:p text:style-name="P209"/>
      <text:p text:style-name="P210"/>
      <text:soft-page-break/>
      <text:p text:style-name="P211"><text:span text:style-name="T212">Questions on Place</text:span></text:p>
      <text:p text:style-name="P213"><text:span text:style-name="T214">Q1:</text:span><text:span text:style-name="T215"><text:s/>How many cities in India have at least one Starbucks store?</text:span></text:p>
      <text:p text:style-name="P216"><text:span text:style-name="T217">A1:</text:span><text:span text:style-name="T218"><text:s/>-----------</text:span><text:span text:style-name="T219"><text:s/></text:span><text:span text:style-name="T220">28</text:span><text:span text:style-name="T221"><text:s/></text:span><text:span text:style-name="T222">cities</text:span></text:p>
      <text:p text:style-name="P223"><text:span text:style-name="T224">Q2:</text:span><text:span text:style-name="T225"><text:s/>What is the total number of Starbucks stores in India?</text:span></text:p>
      <text:p text:style-name="P226"><text:span text:style-name="T227">A2:</text:span><text:span text:style-name="T228"><text:s/>-----------</text:span><text:span text:style-name="T229"><text:s/></text:span><text:span text:style-name="T230">252</text:span><text:span text:style-name="T231"><text:s/></text:span><text:span text:style-name="T232">stores</text:span></text:p>
      <text:p text:style-name="P233"><text:span text:style-name="T234">Q3:</text:span><text:span text:style-name="T235"><text:s/>Which cities in India tend to have a Starbucks store? Why?</text:span></text:p>
      <text:p text:style-name="P236"><text:span text:style-name="T237">A3:</text:span><text:span text:style-name="T238"><text:s/>---------------------</text:span><text:span text:style-name="T239"><text:s/></text:span><text:span text:style-name="T240">cites<text:s/></text:span><text:span text:style-name="T241">with large middle and upper class populations</text:span><text:span text:style-name="T242"><text:s/>and</text:span><text:span text:style-name="T243"><text:s/>densely populated areas</text:span></text:p>
      <text:p text:style-name="P244"><text:span text:style-name="T245">Q4:</text:span><text:span text:style-name="T246"><text:s/>Mention an<text:s/></text:span><text:span text:style-name="T247">innovation by Starbucks with regard to its store strategy.</text:span></text:p>
      <text:p text:style-name="P248"><text:span text:style-name="T249">A4:</text:span><text:span text:style-name="T250"><text:s/>-----------------</text:span><text:span text:style-name="T251"><text:s/></text:span><text:span text:style-name="T252"> </text:span><text:span text:style-name="T253">layout strategy does not maximize space utilization for tables and seats because Starbucks’ focus is on premium customer experience, which involves higher prices for more leg space in the cafés.</text:span></text:p>
      <text:p text:style-name="P254"><text:span text:style-name="T255">Q5:</text:span><text:span text:style-name="T256"><text:s/>What are some partnerships that Starbucks has entered, from the point of view of the place?</text:span></text:p>
      <text:p text:style-name="P257"><text:span text:style-name="T258">A5:</text:span><text:span text:style-name="T259"><text:s/>---------------</text:span><text:s/></text:p>
      <text:p text:style-name="P260"><text:a xlink:href="https://en.wikipedia.org/wiki/Tata_Global_Beverages" office:target-frame-name="_top" xlink:show="replace"><text:span text:style-name="T261">Tata Global Beverages</text:span></text:a><text:span text:style-name="T262">(India)</text:span></text:p>
      <text:p text:style-name="P263">Maxim’s Caterers Limited (China)</text:p>
      <text:p text:style-name="P264">CFA (central America)</text:p>
      <text:p text:style-name="P265">Alsea (Mexico)</text:p>
      <text:p text:style-name="P266">SSP (Europe)<text:s/><text:s text:c="25"/></text:p>
      <text:p text:style-name="P267"/>
      <text:p text:style-name="P268"/>
      <text:p text:style-name="P269"/>
      <text:p text:style-name="P270"/>
      <text:p text:style-name="P271"/>
      <text:soft-page-break/>
      <text:p text:style-name="P272"><text:span text:style-name="T273">Questions on Promotion</text:span></text:p>
      <text:p text:style-name="P274"><text:span text:style-name="T275">Q1:</text:span><text:span text:style-name="T276"><text:s/>What is the primary means of promotion for Starbucks?</text:span></text:p>
      <text:p text:style-name="P277"><text:span text:style-name="T278">A1:</text:span><text:span text:style-name="T279"><text:s/>------------</text:span><text:span text:style-name="T280"><text:s/></text:span><text:span text:style-name="T281">word-of-mouth marketing</text:span></text:p>
      <text:p text:style-name="P282"><text:span text:style-name="T283">Q2:</text:span><text:span text:style-name="T284"><text:s/>How does Starbucks go about executing its primary means of promotion?</text:span></text:p>
      <text:p text:style-name="P285"><text:span text:style-name="T286">A2:</text:span><text:span text:style-name="T287"><text:s/>-------------------</text:span><text:span text:style-name="T288"><text:s/></text:span><text:span text:style-name="T289">focuses on providing the best customer experience in order to encourage people to spread positive words about the business</text:span></text:p>
      <text:p text:style-name="P290"><text:span text:style-name="T291">Q3:</text:span><text:span text:style-name="T292"><text:s/>What is meant by ‘Third Place’ in the context of the marketing strategy of Starbucks?</text:span></text:p>
      <text:p text:style-name="P293"><text:span text:style-name="T294">A3:</text:span><text:span text:style-name="T295"><text:s/>-------------------------------</text:span><text:span text:style-name="T296">Third Place is Place after home and office which is Starbucks</text:span></text:p>
      <text:p text:style-name="P297"/>
      <text:p text:style-name="P298"><text:span text:style-name="T299">Q4:</text:span><text:span text:style-name="T300"><text:s/>What is meant by ‘Fourth Place”</text:span><text:span text:style-name="T301"><text:s/>in the context of the marketing strategy of Starbucks?</text:span></text:p>
      <text:p text:style-name="P302"><text:span text:style-name="T303">A4:</text:span><text:span text:style-name="T304"><text:s/>-----------------------------</text:span><text:span text:style-name="T305"><text:s/></text:span><text:span text:style-name="T306">Digital is the '4th Place' after home, work and<text:s/></text:span><text:span text:style-name="T307">Starbuck</text:span><text:span text:style-name="T308"><text:s/>coffee house</text:span></text:p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soft-page-break/>
      <text:p text:style-name="P317"><text:span text:style-name="T318">Questions on People</text:span></text:p>
      <text:p text:style-name="P319"><text:span text:style-name="T320">Q1:<text:s/></text:span><text:span text:style-name="T321">What are the primary target customer segments for Starbucks?</text:span></text:p>
      <text:p text:style-name="P322"><text:span text:style-name="T323">A1:</text:span><text:span text:style-name="T324"><text:s/>--------------------</text:span><text:span text:style-name="T325">middle class people, upper class people, educated and working people are primary target customer segments</text:span></text:p>
      <text:p text:style-name="P326"><text:span text:style-name="T327">Q2:</text:span><text:span text:style-name="T328"><text:s/>What is the connection between the target customer segments for Starbucks and its choice of price and place?</text:span></text:p>
      <text:p text:style-name="P329"><text:span text:style-name="T330">A2:</text:span><text:span text:style-name="T331"><text:s/>-------------------------------</text:span><text:span text:style-name="T332">They target premium, high-traffic, high-visibility locations near a variety of settings, including downtown and suburban retail centers, office buildings, university campuses, and in select rural and off-highway locations</text:span></text:p>
      <text:p text:style-name="P333">high availability of substitute products, industry leaders like Starbucks prices its product mix in relation to rivals stores with prevailing market price elasticity and competitive premium pricing.</text:p>
      <text:p text:style-name="P334"><text:span text:style-name="T335">Q3:</text:span><text:span text:style-name="T336"><text:s/>What are Starbucks employees called?</text:span></text:p>
      <text:p text:style-name="P337"><text:span text:style-name="T338">A3:</text:span><text:span text:style-name="T339"><text:s/>-----------------------------</text:span><text:span text:style-name="T340"><text:s/></text:span><text:span text:style-name="T341">partners</text:span></text:p>
      <text:p text:style-name="P342"><text:span text:style-name="T343">Q4:</text:span><text:span text:style-name="T344"><text:s/>Ment</text:span><text:span text:style-name="T345">ion an innovation by Starbucks with regard to its employee training.</text:span></text:p>
      <text:p text:style-name="P346"><text:span text:style-name="T347">A4:</text:span><text:span text:style-name="T348"><text:s/>--------------------------------------------------------</text:span><text:span text:style-name="T349">When a Starbucks executive observed </text:span><text:a xlink:href="http://www.forbes.com/sites/stevecooper/2012/07/30/make-more-money-by-making-your-employees-happy/" office:target-frame-name="_top" xlink:show="replace"><text:span text:style-name="T350">good employees</text:span></text:a><text:span text:style-name="T351"> having difficulty with agitated customers, instead of admonishing the employees a new training program was developed to help alleviate the stress from these types of situations.</text:span></text:p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soft-page-break/>
      <text:p text:style-name="P360"><text:span text:style-name="T361">Questions on Physical Evidence</text:span></text:p>
      <text:p text:style-name="P362"><text:span text:style-name="T363">Q1:</text:span><text:span text:style-name="T364"><text:s/>How does the Starbucks store layout contribute to its marketing strategy?</text:span></text:p>
      <text:p text:style-name="P365"><text:span text:style-name="T366">A1:</text:span><text:span text:style-name="T367"><text:s/>------------------</text:span></text:p>
      <text:list text:style-name="LFO13" text:continue-numbering="true">
        <text:list-item>
          <text:p text:style-name="P368"><text:span text:style-name="T369">Starbucks often advertises new products on its doors</text:span></text:p>
        </text:list-item>
        <text:list-item>
          <text:p text:style-name="P370"><text:span text:style-name="T371">Starbucks places its ordering counter toward the middle or back of the store to ensure that customers walk past the store's seating area</text:span></text:p>
        </text:list-item>
        <text:list-item>
          <text:p text:style-name="P372"><text:span text:style-name="T373">Starbucks places advertising between the ordering counter and the counter where you pick up your coffee and pastries</text:span></text:p>
        </text:list-item>
        <text:list-item>
          <text:p text:style-name="P374"><text:span text:style-name="T375">Starbucks has a thin strip of counter between the customers and its coffee machines, which makes the ordering process feel more inviting.</text:span></text:p>
        </text:list-item>
      </text:list>
      <text:p text:style-name="P376"/>
      <text:p text:style-name="P377"><text:span text:style-name="T378">Q2:</text:span><text:span text:style-name="T379"><text:s/>What is the Starbucks logo?</text:span></text:p>
      <text:p text:style-name="P380"><text:span text:style-name="T381">A2:</text:span><text:span text:style-name="T382"><text:s/>------------------</text:span><text:span text:style-name="T383"><text:s/></text:span><text:span text:style-name="T384"> </text:span><text:span text:style-name="T385">image of a "twin-tailed mermaid, or </text:span><text:a office:title="Siren (mythology)" xlink:href="https://en.wikipedia.org/wiki/Siren_(mythology)" office:target-frame-name="_top" xlink:show="replace"><text:span text:style-name="T386">siren</text:span></text:a><text:span text:style-name="T387"> as she's known in Greek mythology</text:span></text:p>
      <text:p text:style-name="P388"><text:span text:style-name="T389">Q3:</text:span><text:span text:style-name="T390"><text:s/>Has the Starbucks logo evolved over time?</text:span></text:p>
      <text:p text:style-name="P391"><text:span text:style-name="T392">A3:</text:span><text:span text:style-name="T393"><text:s/>------------------------------------</text:span><text:span text:style-name="T394">yes</text:span></text:p>
      <text:p text:style-name="P395"><text:span text:style-name="T396">Q4:</text:span><text:span text:style-name="T397"><text:s/>Can the Starbucks app be considered part of physical evidence in the 7 Ps framework?<text:s/></text:span><text:span text:style-name="T398">Justify your answer.</text:span></text:p>
      <text:p text:style-name="P399"><text:span text:style-name="T400">A4:</text:span><text:span text:style-name="T401"><text:s/>---------------------------</text:span><text:span text:style-name="T402">Yes, from Pandemic Starbuck operating more over online and as per<text:s/></text:span><text:span text:style-name="T403">7 Ps physical evidence user online reviews are also considered.</text:span></text:p>
      <text:p text:style-name="P404"/>
      <text:p text:style-name="P405"/>
      <text:p text:style-name="P406"/>
      <text:soft-page-break/>
      <text:p text:style-name="P407"><text:span text:style-name="T408">Questions on Process</text:span></text:p>
      <text:p text:style-name="P409"><text:span text:style-name="T410">Q1:</text:span><text:span text:style-name="T411"><text:s/>What is the process improvement philosophy that Starbucks adopted a decade ago to improve its productivity?</text:span></text:p>
      <text:p text:style-name="P412"><text:span text:style-name="T413">A1:</text:span><text:span text:style-name="T414"><text:s/>--------------------------------------------</text:span><text:span text:style-name="T415"> </text:span><text:span text:style-name="T416">lean manufacturing or lean production</text:span><text:span text:style-name="T417">,<text:s/></text:span><text:span text:style-name="T418">maximizing customer value while cutting out any part of the process that does not directly provide value to the customer</text:span></text:p>
      <text:p text:style-name="P419"><text:span text:style-name="T420">Q2:</text:span><text:span text:style-name="T421"><text:s/>What are some</text:span><text:span text:style-name="T422"><text:s/>of the key metrics that Starbucks uses to measure in-store productivity?</text:span></text:p>
      <text:p text:style-name="P423"><text:span text:style-name="T424">A2:</text:span><text:span text:style-name="T425"><text:s/>---------------------------------</text:span></text:p>
      <text:list text:style-name="LFO12" text:continue-numbering="true">
        <text:list-item>
          <text:p text:style-name="P426">Average order filling duration (Starbucks<text:s/>café<text:s/>productivity)</text:p>
        </text:list-item>
        <text:list-item>
          <text:p text:style-name="P427">Weight of coffee beans processed per time (roasting plant productivity)</text:p>
        </text:list-item>
        <text:list-item>
          <text:p text:style-name="P428">Equipment repair duration (maintenance productivity)</text:p>
        </text:list-item>
      </text:list>
      <text:p text:style-name="P42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re Franklin" svg:font-family="Libre Franklin" style:font-family-generic="system" style:font-pitch="variable"/>
    <style:font-face style:name="Helvetica" svg:font-family="Helvetica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mw-headline" style:display-name="mw-headline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3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nesh kundagol</dc:creator>
    <meta:creation-date>2020-09-25T14:05:00Z</meta:creation-date>
    <dc:date>2022-06-02T07:38:00Z</dc:date>
    <meta:template xlink:href="Normal" xlink:type="simple"/>
    <meta:editing-cycles>4</meta:editing-cycles>
    <meta:editing-duration>PT165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23" meta:word-count="1723" meta:character-count="11527" meta:row-count="81" meta:non-whitespace-character-count="9827"/>
  </office:meta>
</office:document-meta>
</file>